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a6d7d" officeooo:paragraph-rsid="000a6d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nque se compilo con lo requerido para la actividad, a la hora de la entrega se sintió que faltaba implementar cosas mas elaboradas como otros grupos. La sencillez del proyecto fue correctamente justificado con el pensamiento del problema pero no deja de estar el mal sabor de boca. La mayor dificultad se encontró en la placa lectora de tarjeta ya que de las 2 que contaba mi equipo solo una funcionaba correctamente, demorando el aprendizaje de uso de esta por ambos miembros. El cableado fue resulto mejor que las actividades pasadas. El código aunque simple es fácilmente replica-ble para evolu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3T22:12:26.093000000</meta:creation-date>
    <dc:date>2024-12-23T22:21:44.520000000</dc:date>
    <meta:editing-duration>PT9M18S</meta:editing-duration>
    <meta:editing-cycles>1</meta:editing-cycles>
    <meta:document-statistic meta:table-count="0" meta:image-count="0" meta:object-count="0" meta:page-count="1" meta:paragraph-count="1" meta:word-count="100" meta:character-count="604" meta:non-whitespace-character-count="505"/>
    <meta:generator>LibreOffice/24.8.3.2$Windows_X86_64 LibreOffice_project/48a6bac9e7e268aeb4c3483fcf825c94556d9f92</meta:generator>
  </office:meta>
</office:document-meta>
</file>